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Arial1" svg:font-family="Arial" style:font-family-generic="roman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5"/>
    <style:style style:name="P7" style:family="paragraph" style:parent-style-name="Standard" style:list-style-name="L7"/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Tiers Demonstration</text:p>
      <text:p text:style-name="Subtitle">Developed by DMSTEX (<text:a xlink:type="simple" xlink:href="http://dmstex.com/">http://dmstex.com</text:a>)</text:p>
      <text:p text:style-name="P3"/>
      <text:p text:style-name="P3"/>
      <text:p text:style-name="P3"/>
      <text:p text:style-name="P3"><text:span text:style-name="T1">Oracle and Java are registered trademarks of Oracle Corporation and/or its affiliates.</text:span> </text:p>
      <text:p text:style-name="P3"/>
      <text:p text:style-name="P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Introduction:<text:tab/>1</text:p>
          <text:p text:style-name="P8">Exercise #1: Simple Mid-Tier<text:tab/>2</text:p>
          <text:p text:style-name="P8">Exercise #2: Materialized Views<text:tab/>4</text:p>
          <text:p text:style-name="P8">Exercise #3: User Security<text:tab/>4</text:p>
          <text:p text:style-name="P8">Exercise #4: Global Locks<text:tab/>5</text:p>
          <text:p text:style-name="P8">Exercise #5: DB Tier Streamlining<text:tab/>5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DTGen functionality that enables and enhances tiered deployment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iered deployment as described here includes 2 forms of deployment:</text:p>
      <text:p text:style-name="Standard"/>
      <text:list xml:id="list35704302" text:style-name="L5">
        <text:list-item>
          <text:p text:style-name="P6">database/mid-tier server tiers</text:p>
        </text:list-item>
        <text:list-item>
          <text:p text:style-name="P6">database user/schema tiers</text:p>
        </text:list-item>
      </text:list>
      <text:p text:style-name="Standard"/>
      <text:p text:style-name="Standard">Multi-tiered hardware deployment is a common aspect of many systems. <text:s/>The database and mid-tier servers use a software deployment stragey that increases capacity and improves security. <text:s/>Capacity can be increased by adding servers to existing systems instead of replacing centralized servers with larger servers. <text:s/>Security can be improved through the user of layered access to applications and data.</text:p>
      <text:p text:style-name="Standard"/>
      <text:p text:style-name="Standard">Layered security can also be found in many systems. <text:s/>Oracle e-Business Suite layers application schema behind a common database applicaiton login. <text:s/>The Defense Information Services (DISA) Oracle Database Security Readiness Review ("<text:a xlink:type="simple" xlink:href="http://iase.disa.mil/stigs/downloads/zip/unclassified_oracle10_v8r1.8_checklist_20100827.zip">http://iase.disa.mil/stigs/downloads/zip/unclassified_oracle10_v8r1.8_checklist_20100827.zip</text:a>") includes checklist items that require layered security. <text:s/>Specific references in the "</text:p>
      <text:p text:style-name="Standard">U_DB_oracle10_v8r1.8_Checklist_20100827.pdf" file include:</text:p>
      <text:p text:style-name="Standard"/>
      <text:list xml:id="list37244881" text:style-name="L7">
        <text:list-item>
          <text:p text:style-name="P7">V0005683 - Application object owner accounts should be disabled when not performing installation or maintenance actions.</text:p>
        </text:list-item>
        <text:list-item>
          <text:p text:style-name="P7">V0015613 - Each database user, application or process should have an individually assigned <text:soft-page-break/>account.</text:p>
        </text:list-item>
        <text:list-item>
          <text:p text:style-name="P7">V0015629 - Application users privileges should be restricted to assignment using application user roles.</text:p>
        </text:list-item>
        <text:list-item>
          <text:p text:style-name="P7">V0003847 - Database application user accounts should be denied storage usage for object creation within the database.</text:p>
        </text:list-item>
      </text:list>
      <text:p text:style-name="Standard"/>
      <text:p text:style-name="Standard">The "basic" and "asof" demonstrations should be reviwed before running these exercises. <text:s/>Serveral concepts introduced in those exercises are not explained here. <text:s/>Exercise #1 in this demonstration is similar to Exercise #1 in the asof demonstration. <text:s/>Additionally, the "DML &amp; API Calls" and "Other Object Location" diagrams in the "DTGen_Notes.pdf" document in the "docs" directory provide a graphical layout of the multi-tier deployments created by DTGen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Simple Mid-Tier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3433767" text:style-name="L1">
        <text:list-item>
          <text:p text:style-name="P5">Removes any old DEMO1 Items from DTGEN</text:p>
        </text:list-item>
        <text:list-item>
          <text:p text:style-name="P5">Creates new DEMO1 Items in DTGEN</text:p>
        </text:list-item>
        <text:list-item>
          <text:p text:style-name="P5">Generates the DEMO1 Application in DTGEN</text:p>
        </text:list-item>
        <text:list-item>
          <text:p text:style-name="P5">Creates the "install_db.sql" script</text:p>
        </text:list-item>
        <text:list-item>
          <text:p text:style-name="P5">Runs the "install_db.sql" script</text:p>
        </text:list-item>
        <text:list-item>
          <text:p text:style-name="P5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1 Schema from DTGEN</text:p>
      <text:p text:style-name="Literal">create a DEMO1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<text:soft-page-break/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<text:soft-page-break/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369 SMITH <text:s text:c="11"/>CLERK <text:s text:c="11"/>7902 17-DEC-80 <text:s text:c="3"/>800 <text:s text:c="8"/>20</text:p>
      <text:p text:style-name="Literal"><text:s text:c="6"/>7499 ALLEN <text:s text:c="11"/>SALESMAN <text:s text:c="8"/>7698 20-FEB-81 <text:s text:c="2"/>160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654 MARTIN <text:s text:c="10"/>SALESMAN <text:s text:c="8"/>7698 28-SEP-81 <text:s text:c="2"/>1250 <text:s text:c="8"/>30</text:p>
      <text:p text:style-name="Literal"><text:s text:c="6"/>7698 BLAKE <text:s text:c="11"/>MANAGER <text:s text:c="9"/>7839 01-MAY-81 <text:s text:c="2"/>2850 <text:s text:c="8"/>30</text:p>
      <text:p text:style-name="Literal"><text:s text:c="6"/>7782 CLARK <text:s text:c="11"/>MANAGER <text:s text:c="9"/>7839 09-JUN-81 <text:s text:c="2"/>2450 <text:s text:c="8"/>10</text:p>
      <text:p text:style-name="Literal"><text:s text:c="6"/>7788 SCOTT <text:s text:c="11"/>ANALYST <text:s text:c="9"/>7566 09-DEC-82 <text:s text:c="2"/>3000 <text:s text:c="8"/>20</text:p>
      <text:p text:style-name="Literal"><text:s text:c="6"/>7839 KING <text:s text:c="12"/>PRESIDENT <text:s text:c="12"/>17-NOV-81 <text:s text:c="2"/>5000 <text:s text:c="8"/>10</text:p>
      <text:p text:style-name="Literal"><text:s text:c="6"/>7844 TURNER <text:s text:c="10"/>SALESMAN <text:s text:c="8"/>7698 08-SEP-81 <text:s text:c="2"/>1500 <text:s text:c="8"/>30</text:p>
      <text:p text:style-name="Literal"><text:s text:c="6"/>7876 ADAMS <text:s text:c="11"/>CLERK <text:s text:c="11"/>7788 12-JAN-83 <text:s text:c="2"/>11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902 FORD <text:s text:c="12"/>ANALYST <text:s text:c="9"/>7566 03-DEC-81 <text:s text:c="2"/>3000 <text:s text:c="8"/>20</text:p>
      <text:p text:style-name="Literal"><text:s text:c="6"/>7934 MILLER <text:s text:c="10"/>CLERK <text:s text:c="11"/>7782 23-JAN-82 <text:s text:c="2"/>13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p text:style-name="Standard"/>
      <text:h text:style-name="Heading_20_1" text:outline-level="1">Exercise #2: Materialized View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In the exercise #1, a basic generation was completed. <text:s/>The results of that generation were loaded into a new schema. <text:s/>This exercise, and the following exercises, will examine more closely what was generated.</text:p>
      <text:p text:style-name="Standard"/>
      <text:p text:style-name="Standard"/>
      <text:p text:style-name="Standard"/>
      <text:h text:style-name="Heading_20_1" text:outline-level="1">Exercise #3: User Security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<text:soft-page-break/>DTGen setup used to generate this application</text:p>
      <text:p text:style-name="Standard"/>
      <text:h text:style-name="Heading_20_1" text:outline-level="1">Exercise #4: Global Lock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</text:p>
      <text:p text:style-name="Standard"/>
      <text:p text:style-name="Standard"/>
      <text:h text:style-name="Heading_20_1" text:outline-level="1">Exercise #5: DB Tier Streamlining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As stated in the Introduction, system capacity can be increased by adding servers to existing systems instead of replacing centralized servers with larger servers. <text:s/>A chief goal in this method of capacity increase is to isolate application logic from database storage (i.e. DML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Arial1" svg:font-family="Arial" style:font-family-generic="roman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5H3M5S</meta:editing-duration>
    <meta:editing-cycles>117</meta:editing-cycles>
    <meta:generator>OpenOffice.org/3.3$Win32 OpenOffice.org_project/330m20$Build-9567</meta:generator>
    <dc:date>2012-04-19T23:44:06.02</dc:date>
    <dc:creator>Duane Dieterich</dc:creator>
    <meta:document-statistic meta:table-count="0" meta:image-count="0" meta:object-count="0" meta:page-count="5" meta:paragraph-count="140" meta:word-count="1252" meta:character-count="9277"/>
    <meta:user-defined meta:name="Info 1"/>
    <meta:user-defined meta:name="Info 2"/>
    <meta:user-defined meta:name="Info 3"/>
    <meta:user-defined meta:name="Info 4"/>
  </office:meta>
</office:document-meta>
</file>